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808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svg:stroke-width="0.051cm" draw:marker-start-width="0.229cm" draw:marker-end-width="0.229cm" draw:textarea-horizontal-align="center" draw:textarea-vertical-align="middle" draw:line-distance="0.562cm"/>
    </style:style>
    <style:style style:name="gr6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0% 100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477cm" svg:height="0.606cm" svg:x="11.884cm" svg:y="5.344cm">
          <text:p text:style-name="P2"/>
        </draw:rect>
        <draw:line draw:style-name="gr2" draw:text-style-name="P1" draw:layer="layout" svg:x1="8.509cm" svg:y1="3.275cm" svg:x2="8.509cm" svg:y2="5.937cm">
          <text:p text:style-name="P2"/>
        </draw:line>
        <draw:line draw:style-name="gr2" draw:text-style-name="P1" draw:layer="layout" svg:x1="10.069cm" svg:y1="3.275cm" svg:x2="10.069cm" svg:y2="5.937cm">
          <text:p text:style-name="P2"/>
        </draw:line>
        <draw:line draw:style-name="gr2" draw:text-style-name="P1" draw:layer="layout" svg:x1="10.069cm" svg:y1="5.945cm" svg:x2="8.509cm" svg:y2="5.946cm">
          <text:p text:style-name="P2"/>
        </draw:line>
        <draw:rect draw:style-name="gr1" draw:text-style-name="P1" draw:layer="layout" svg:width="0.532cm" svg:height="0.153cm" svg:x="7.949cm" svg:y="4.943cm">
          <text:p text:style-name="P2"/>
        </draw:rect>
        <draw:rect draw:style-name="gr1" draw:text-style-name="P1" draw:layer="layout" svg:width="0.532cm" svg:height="0.153cm" svg:x="10.078cm" svg:y="4.942cm">
          <text:p text:style-name="P2"/>
        </draw:rect>
        <draw:rect draw:style-name="gr3" draw:text-style-name="P1" draw:layer="layout" svg:width="1.52cm" svg:height="0.169cm" svg:x="8.517cm" svg:y="3.92cm">
          <text:p text:style-name="P2"/>
        </draw:rect>
        <draw:rect draw:style-name="gr1" draw:text-style-name="P1" draw:layer="layout" svg:width="0.582cm" svg:height="0.49cm" svg:x="8.984cm" svg:y="3.429cm">
          <text:p text:style-name="P2"/>
        </draw:rect>
        <draw:frame draw:style-name="gr4" draw:text-style-name="P3" draw:layer="layout" svg:width="0.853cm" svg:height="0.725cm" svg:x="8.833cm" svg:y="3.297cm">
          <draw:text-box>
            <text:p text:style-name="P2"><text:span text:style-name="T1">m</text:span></text:p>
          </draw:text-box>
        </draw:frame>
        <draw:frame draw:style-name="gr4" draw:text-style-name="P4" draw:layer="layout" svg:width="1.598cm" svg:height="0.729cm" svg:x="8.489cm" svg:y="4.698cm">
          <draw:text-box>
            <text:p text:style-name="P2"><text:span text:style-name="T2">P</text:span><text:span text:style-name="T3">2</text:span><text:span text:style-name="T2">,V</text:span><text:span text:style-name="T3">2</text:span><text:span text:style-name="T2">,T</text:span></text:p>
          </draw:text-box>
        </draw:frame>
        <draw:frame draw:style-name="gr4" draw:text-style-name="P6" draw:layer="layout" svg:width="3.719cm" svg:height="1.199cm" svg:x="4.051cm" svg:y="5.998cm">
          <draw:text-box>
            <text:p text:style-name="P5"><text:span text:style-name="T4">Initial state </text:span></text:p>
            <text:p text:style-name="P5"><text:span text:style-name="T4">stoppers in place</text:span></text:p>
          </draw:text-box>
        </draw:frame>
        <draw:rect draw:style-name="gr1" draw:text-style-name="P1" draw:layer="layout" svg:width="0.532cm" svg:height="0.153cm" svg:x="4.735cm" svg:y="4.95cm">
          <text:p text:style-name="P2"/>
        </draw:rect>
        <draw:rect draw:style-name="gr1" draw:text-style-name="P1" draw:layer="layout" svg:width="0.532cm" svg:height="0.153cm" svg:x="6.271cm" svg:y="4.944cm">
          <text:p text:style-name="P2"/>
        </draw:rect>
        <draw:line draw:style-name="gr2" draw:text-style-name="P1" draw:layer="layout" svg:x1="4.996cm" svg:y1="3.276cm" svg:x2="4.996cm" svg:y2="5.938cm">
          <text:p text:style-name="P2"/>
        </draw:line>
        <draw:line draw:style-name="gr2" draw:text-style-name="P1" draw:layer="layout" svg:x1="6.556cm" svg:y1="3.276cm" svg:x2="6.556cm" svg:y2="5.938cm">
          <text:p text:style-name="P2"/>
        </draw:line>
        <draw:line draw:style-name="gr2" draw:text-style-name="P1" draw:layer="layout" svg:x1="6.556cm" svg:y1="5.946cm" svg:x2="4.996cm" svg:y2="5.947cm">
          <text:p text:style-name="P2"/>
        </draw:line>
        <draw:rect draw:style-name="gr3" draw:text-style-name="P1" draw:layer="layout" svg:width="1.52cm" svg:height="0.169cm" svg:x="5.011cm" svg:y="5.105cm">
          <text:p text:style-name="P2"/>
        </draw:rect>
        <draw:frame draw:style-name="gr4" draw:text-style-name="P4" draw:layer="layout" svg:width="1.606cm" svg:height="0.729cm" svg:x="4.976cm" svg:y="5.299cm">
          <draw:text-box>
            <text:p text:style-name="P2"><text:span text:style-name="T2">P</text:span><text:span text:style-name="T3">1</text:span><text:span text:style-name="T2">,V</text:span><text:span text:style-name="T3">1</text:span><text:span text:style-name="T2">,T</text:span></text:p>
          </draw:text-box>
        </draw:frame>
        <draw:rect draw:style-name="gr1" draw:text-style-name="P1" draw:layer="layout" svg:width="0.582cm" svg:height="0.49cm" svg:x="5.472cm" svg:y="4.605cm">
          <text:p text:style-name="P2"/>
        </draw:rect>
        <draw:frame draw:style-name="gr4" draw:text-style-name="P3" draw:layer="layout" svg:width="0.853cm" svg:height="0.725cm" svg:x="5.321cm" svg:y="4.473cm">
          <draw:text-box>
            <text:p text:style-name="P2"><text:span text:style-name="T1">m</text:span></text:p>
          </draw:text-box>
        </draw:frame>
        <draw:measure draw:style-name="gr5" draw:text-style-name="P5" draw:layer="measurelines" svg:x1="7.011cm" svg:y1="3.942cm" svg:x2="7.003cm" svg:y2="5.108cm">
          <text:p text:style-name="P5"><text:span text:style-name="T5">h</text:span><text:span text:style-name="T5"><text:measure text:kind="gap"/></text:span></text:p>
        </draw:measure>
        <draw:line draw:style-name="gr2" draw:text-style-name="P1" draw:layer="layout" svg:x1="11.301cm" svg:y1="3.276cm" svg:x2="11.301cm" svg:y2="5.938cm">
          <text:p text:style-name="P2"/>
        </draw:line>
        <draw:line draw:style-name="gr2" draw:text-style-name="P1" draw:layer="layout" svg:x1="14.093cm" svg:y1="5.953cm" svg:x2="11.296cm" svg:y2="5.947cm">
          <text:p text:style-name="P2"/>
        </draw:line>
        <draw:line draw:style-name="gr6" draw:text-style-name="P1" draw:layer="layout" svg:x1="13.358cm" svg:y1="5.34cm" svg:x2="11.296cm" svg:y2="5.348cm">
          <text:p text:style-name="P2"/>
        </draw:line>
        <draw:line draw:style-name="gr6" draw:text-style-name="P1" draw:layer="layout" svg:x1="11.844cm" svg:y1="3.841cm" svg:x2="11.296cm" svg:y2="3.848cm">
          <text:p text:style-name="P2"/>
        </draw:line>
        <draw:path draw:style-name="gr7" draw:text-style-name="P1" draw:layer="layout" svg:width="2.057cm" svg:height="2.324cm" svg:x="11.751cm" svg:y="3.305cm" svg:viewBox="0 0 2058 2325" svg:d="m0 0c23 214 84 398 84 398l92 214 153 275 252 337 299 306 421 336 390 253 367 206">
          <text:p text:style-name="P2"/>
        </draw:path>
        <draw:frame draw:style-name="gr4" draw:text-style-name="P4" draw:layer="layout" svg:width="0.849cm" svg:height="0.729cm" svg:x="11.476cm" svg:y="5.9cm">
          <draw:text-box>
            <text:p text:style-name="P2"><text:span text:style-name="T2">V</text:span><text:span text:style-name="T3">1</text:span></text:p>
          </draw:text-box>
        </draw:frame>
        <draw:frame draw:style-name="gr4" draw:text-style-name="P4" draw:layer="layout" svg:width="0.845cm" svg:height="0.729cm" svg:x="12.977cm" svg:y="5.901cm">
          <draw:text-box>
            <text:p text:style-name="P2"><text:span text:style-name="T2">V</text:span><text:span text:style-name="T3">2</text:span></text:p>
          </draw:text-box>
        </draw:frame>
        <draw:frame draw:style-name="gr4" draw:text-style-name="P4" draw:layer="layout" svg:width="0.845cm" svg:height="0.729cm" svg:x="10.578cm" svg:y="5.002cm">
          <draw:text-box>
            <text:p text:style-name="P2"><text:span text:style-name="T6">P</text:span><text:span text:style-name="T3">2</text:span></text:p>
          </draw:text-box>
        </draw:frame>
        <draw:frame draw:style-name="gr4" draw:text-style-name="P4" draw:layer="layout" svg:width="0.849cm" svg:height="0.729cm" svg:x="10.579cm" svg:y="3.503cm">
          <draw:text-box>
            <text:p text:style-name="P2"><text:span text:style-name="T6">P</text:span><text:span text:style-name="T3">1</text:span></text:p>
          </draw:text-box>
        </draw:frame>
        <draw:frame draw:style-name="gr4" draw:text-style-name="P7" draw:layer="layout" svg:width="2.098cm" svg:height="0.725cm" svg:x="11.522cm" svg:y="6.298cm">
          <draw:text-box>
            <text:p text:style-name="P2"><text:span text:style-name="T1">PV</text:span><text:span text:style-name="T4">-work</text:span></text:p>
          </draw:text-box>
        </draw:frame>
        <draw:frame draw:style-name="gr4" draw:text-style-name="P6" draw:layer="layout" svg:width="3.901cm" svg:height="1.199cm" svg:x="7.552cm" svg:y="5.999cm">
          <draw:text-box>
            <text:p text:style-name="P5"><text:span text:style-name="T4">Final state </text:span></text:p>
            <text:p text:style-name="P5"><text:span text:style-name="T4">stoppers remo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ussi Eloranta</meta:initial-creator>
    <meta:creation-date>2008-04-21T21:33:55</meta:creation-date>
    <dc:creator>Jussi Eloranta</dc:creator>
    <dc:date>2008-09-02T17:23:49</dc:date>
    <meta:editing-cycles>39</meta:editing-cycles>
    <meta:editing-duration>PT43M43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